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70d85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56c95" style:font-style-asian="normal" style:font-style-complex="normal"/>
    </style:style>
    <style:style style:name="T11" style:family="text">
      <style:text-properties fo:font-style="normal" officeooo:rsid="0249ce90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2a492ce" style:font-style-asian="normal" style:font-style-complex="normal"/>
    </style:style>
    <style:style style:name="T15" style:family="text">
      <style:text-properties fo:font-style="normal" officeooo:rsid="01c668f6" style:font-style-asian="normal" style:font-style-complex="normal"/>
    </style:style>
    <style:style style:name="T16" style:family="text">
      <style:text-properties fo:font-style="normal" officeooo:rsid="02de2a8c" style:font-style-asian="normal" style:font-style-complex="normal"/>
    </style:style>
    <style:style style:name="T17" style:family="text">
      <style:text-properties fo:font-style="normal" officeooo:rsid="02df232d" style:font-style-asian="normal" style:font-style-complex="normal"/>
    </style:style>
    <style:style style:name="T18" style:family="text">
      <style:text-properties fo:font-style="normal" officeooo:rsid="02e052ee" style:font-style-asian="normal" style:font-style-complex="normal"/>
    </style:style>
    <style:style style:name="T19" style:family="text">
      <style:text-properties fo:font-style="normal" officeooo:rsid="02e06ec7" style:font-style-asian="normal" style:font-style-complex="normal"/>
    </style:style>
    <style:style style:name="T20" style:family="text">
      <style:text-properties fo:font-style="normal" officeooo:rsid="02e1360f" style:font-style-asian="normal" style:font-style-complex="normal"/>
    </style:style>
    <style:style style:name="T21" style:family="text">
      <style:text-properties fo:font-style="normal" officeooo:rsid="02e16d6b" style:font-style-asian="normal" style:font-style-complex="normal"/>
    </style:style>
    <style:style style:name="T22" style:family="text">
      <style:text-properties fo:font-style="normal" officeooo:rsid="02e23cb0" style:font-style-asian="normal" style:font-style-complex="normal"/>
    </style:style>
    <style:style style:name="T23" style:family="text">
      <style:text-properties fo:font-style="normal" officeooo:rsid="02e2cd15" style:font-style-asian="normal" style:font-style-complex="normal"/>
    </style:style>
    <style:style style:name="T24" style:family="text">
      <style:text-properties fo:font-style="normal" officeooo:rsid="02e35899" style:font-style-asian="normal" style:font-style-complex="normal"/>
    </style:style>
    <style:style style:name="T25" style:family="text">
      <style:text-properties fo:font-style="normal" officeooo:rsid="02e427cd" style:font-style-asian="normal" style:font-style-complex="normal"/>
    </style:style>
    <style:style style:name="T26" style:family="text">
      <style:text-properties fo:font-style="normal" officeooo:rsid="02e53d86" style:font-style-asian="normal" style:font-style-complex="normal"/>
    </style:style>
    <style:style style:name="T27" style:family="text">
      <style:text-properties fo:font-style="normal" officeooo:rsid="02e6884f" style:font-style-asian="normal" style:font-style-complex="normal"/>
    </style:style>
    <style:style style:name="T28" style:family="text">
      <style:text-properties fo:font-style="normal" officeooo:rsid="02e80917" style:font-style-asian="normal" style:font-style-complex="normal"/>
    </style:style>
    <style:style style:name="T29" style:family="text">
      <style:text-properties fo:font-style="normal" officeooo:rsid="02e8e768" style:font-style-asian="normal" style:font-style-complex="normal"/>
    </style:style>
    <style:style style:name="T30" style:family="text">
      <style:text-properties fo:font-style="normal" officeooo:rsid="02e9b049" style:font-style-asian="normal" style:font-style-complex="normal"/>
    </style:style>
    <style:style style:name="T31" style:family="text">
      <style:text-properties fo:font-style="normal" officeooo:rsid="02eab9e4" style:font-style-asian="normal" style:font-style-complex="normal"/>
    </style:style>
    <style:style style:name="T32" style:family="text">
      <style:text-properties fo:font-style="normal" officeooo:rsid="02eba316" style:font-style-asian="normal" style:font-style-complex="normal"/>
    </style:style>
    <style:style style:name="T33" style:family="text">
      <style:text-properties fo:font-style="normal" officeooo:rsid="02ed1fb2" style:font-style-asian="normal" style:font-style-complex="normal"/>
    </style:style>
    <style:style style:name="T34" style:family="text">
      <style:text-properties fo:font-style="normal" officeooo:rsid="02ee4673" style:font-style-asian="normal" style:font-style-complex="normal"/>
    </style:style>
    <style:style style:name="T35" style:family="text">
      <style:text-properties fo:font-style="normal" officeooo:rsid="02ef043f" style:font-style-asian="normal" style:font-style-complex="normal"/>
    </style:style>
    <style:style style:name="T36" style:family="text">
      <style:text-properties fo:font-style="normal" officeooo:rsid="02f02b66" style:font-style-asian="normal" style:font-style-complex="normal"/>
    </style:style>
    <style:style style:name="T37" style:family="text">
      <style:text-properties fo:font-style="normal" officeooo:rsid="02f13350" style:font-style-asian="normal" style:font-style-complex="normal"/>
    </style:style>
    <style:style style:name="T38" style:family="text">
      <style:text-properties fo:font-style="normal" officeooo:rsid="02f17438" style:font-style-asian="normal" style:font-style-complex="normal"/>
    </style:style>
    <style:style style:name="T39" style:family="text">
      <style:text-properties fo:font-style="normal" officeooo:rsid="02f2ea61" style:font-style-asian="normal" style:font-style-complex="normal"/>
    </style:style>
    <style:style style:name="T40" style:family="text">
      <style:text-properties fo:font-style="normal" officeooo:rsid="02f4a93f" style:font-style-asian="normal" style:font-style-complex="normal"/>
    </style:style>
    <style:style style:name="T41" style:family="text">
      <style:text-properties fo:font-style="normal" officeooo:rsid="02f4b8a5" style:font-style-asian="normal" style:font-style-complex="normal"/>
    </style:style>
    <style:style style:name="T42" style:family="text">
      <style:text-properties fo:font-style="normal" officeooo:rsid="02f5537f" style:font-style-asian="normal" style:font-style-complex="normal"/>
    </style:style>
    <style:style style:name="T43" style:family="text">
      <style:text-properties fo:font-style="normal" officeooo:rsid="02f6de17" style:font-style-asian="normal" style:font-style-complex="normal"/>
    </style:style>
    <style:style style:name="T44" style:family="text">
      <style:text-properties fo:font-style="normal" officeooo:rsid="02f9520b" style:font-style-asian="normal" style:font-style-complex="normal"/>
    </style:style>
    <style:style style:name="T45" style:family="text">
      <style:text-properties fo:font-style="normal" officeooo:rsid="02fa5e6a" style:font-style-asian="normal" style:font-style-complex="normal"/>
    </style:style>
    <style:style style:name="T46" style:family="text">
      <style:text-properties fo:font-style="normal" officeooo:rsid="02fae3be" style:font-style-asian="normal" style:font-style-complex="normal"/>
    </style:style>
    <style:style style:name="T47" style:family="text">
      <style:text-properties fo:font-style="normal" officeooo:rsid="02fc62d6" style:font-style-asian="normal" style:font-style-complex="normal"/>
    </style:style>
    <style:style style:name="T48" style:family="text">
      <style:text-properties fo:font-style="normal" officeooo:rsid="02fde930" style:font-style-asian="normal" style:font-style-complex="normal"/>
    </style:style>
    <style:style style:name="T49" style:family="text">
      <style:text-properties fo:font-style="normal" officeooo:rsid="02fe182e" style:font-style-asian="normal" style:font-style-complex="normal"/>
    </style:style>
    <style:style style:name="T50" style:family="text">
      <style:text-properties fo:font-style="normal" officeooo:rsid="02ff0b7a" style:font-style-asian="normal" style:font-style-complex="normal"/>
    </style:style>
    <style:style style:name="T51" style:family="text">
      <style:text-properties fo:font-style="normal" officeooo:rsid="02ff1092" style:font-style-asian="normal" style:font-style-complex="normal"/>
    </style:style>
    <style:style style:name="T52" style:family="text">
      <style:text-properties fo:font-style="normal" officeooo:rsid="03007672" style:font-style-asian="normal" style:font-style-complex="normal"/>
    </style:style>
    <style:style style:name="T53" style:family="text">
      <style:text-properties fo:font-style="normal" officeooo:rsid="0300c57f" style:font-style-asian="normal" style:font-style-complex="normal"/>
    </style:style>
    <style:style style:name="T54" style:family="text">
      <style:text-properties fo:font-style="normal" officeooo:rsid="03015cbd" style:font-style-asian="normal" style:font-style-complex="normal"/>
    </style:style>
    <style:style style:name="T55" style:family="text">
      <style:text-properties fo:font-style="normal" officeooo:rsid="0301e174" style:font-style-asian="normal" style:font-style-complex="normal"/>
    </style:style>
    <style:style style:name="T56" style:family="text">
      <style:text-properties fo:font-style="normal" officeooo:rsid="030243e3" style:font-style-asian="normal" style:font-style-complex="normal"/>
    </style:style>
    <style:style style:name="T57" style:family="text">
      <style:text-properties fo:font-style="normal" officeooo:rsid="0303dac6" style:font-style-asian="normal" style:font-style-complex="normal"/>
    </style:style>
    <style:style style:name="T58" style:family="text">
      <style:text-properties fo:font-style="normal" officeooo:rsid="03052ccb" style:font-style-asian="normal" style:font-style-complex="normal"/>
    </style:style>
    <style:style style:name="T59" style:family="text">
      <style:text-properties fo:font-style="normal" officeooo:rsid="030624ea" style:font-style-asian="normal" style:font-style-complex="normal"/>
    </style:style>
    <style:style style:name="T60" style:family="text">
      <style:text-properties fo:font-style="normal" officeooo:rsid="03065ec0" style:font-style-asian="normal" style:font-style-complex="normal"/>
    </style:style>
    <style:style style:name="T61" style:family="text">
      <style:text-properties fo:font-style="normal" officeooo:rsid="0307bd21" style:font-style-asian="normal" style:font-style-complex="normal"/>
    </style:style>
    <style:style style:name="T62" style:family="text">
      <style:text-properties fo:font-style="normal" officeooo:rsid="03098183" style:font-style-asian="normal" style:font-style-complex="normal"/>
    </style:style>
    <style:style style:name="T63" style:family="text">
      <style:text-properties fo:font-style="normal" officeooo:rsid="0309c5c5" style:font-style-asian="normal" style:font-style-complex="normal"/>
    </style:style>
    <style:style style:name="T64" style:family="text">
      <style:text-properties fo:font-style="normal" officeooo:rsid="030a0e5c" style:font-style-asian="normal" style:font-style-complex="normal"/>
    </style:style>
    <style:style style:name="T65" style:family="text">
      <style:text-properties fo:font-style="normal" officeooo:rsid="030b7e19" style:font-style-asian="normal" style:font-style-complex="normal"/>
    </style:style>
    <style:style style:name="T66" style:family="text">
      <style:text-properties fo:font-style="normal" officeooo:rsid="030b867d" style:font-style-asian="normal" style:font-style-complex="normal"/>
    </style:style>
    <style:style style:name="T67" style:family="text">
      <style:text-properties fo:font-style="normal" officeooo:rsid="030d4821" style:font-style-asian="normal" style:font-style-complex="normal"/>
    </style:style>
    <style:style style:name="T68" style:family="text">
      <style:text-properties fo:font-style="normal" officeooo:rsid="030de505" style:font-style-asian="normal" style:font-style-complex="normal"/>
    </style:style>
    <style:style style:name="T69" style:family="text">
      <style:text-properties fo:font-style="normal" officeooo:rsid="030e9a7e" style:font-style-asian="normal" style:font-style-complex="normal"/>
    </style:style>
    <style:style style:name="T70" style:family="text">
      <style:text-properties fo:font-style="normal" officeooo:rsid="03103153" style:font-style-asian="normal" style:font-style-complex="normal"/>
    </style:style>
    <style:style style:name="T71" style:family="text">
      <style:text-properties fo:font-style="normal" officeooo:rsid="0311809d" style:font-style-asian="normal" style:font-style-complex="normal"/>
    </style:style>
    <style:style style:name="T72" style:family="text">
      <style:text-properties fo:font-style="normal" officeooo:rsid="031273ae" style:font-style-asian="normal" style:font-style-complex="normal"/>
    </style:style>
    <style:style style:name="T73" style:family="text">
      <style:text-properties fo:font-style="normal" officeooo:rsid="03141b84" style:font-style-asian="normal" style:font-style-complex="normal"/>
    </style:style>
    <style:style style:name="T74" style:family="text">
      <style:text-properties fo:font-style="normal" officeooo:rsid="0314c28c" style:font-style-asian="normal" style:font-style-complex="normal"/>
    </style:style>
    <style:style style:name="T75" style:family="text">
      <style:text-properties fo:font-style="normal" officeooo:rsid="03166d22" style:font-style-asian="normal" style:font-style-complex="normal"/>
    </style:style>
    <style:style style:name="T76" style:family="text">
      <style:text-properties fo:font-style="normal" officeooo:rsid="03170d85" style:font-style-asian="normal" style:font-style-complex="normal"/>
    </style:style>
    <style:style style:name="T77" style:family="text">
      <style:text-properties fo:font-style="normal" style:text-underline-style="none" officeooo:rsid="02e2cd15" style:font-style-asian="normal" style:font-style-complex="normal"/>
    </style:style>
    <style:style style:name="T78" style:family="text">
      <style:text-properties officeooo:rsid="000a14f6"/>
    </style:style>
    <style:style style:name="T79" style:family="text">
      <style:text-properties officeooo:rsid="005714b7"/>
    </style:style>
    <style:style style:name="T80" style:family="text">
      <style:text-properties officeooo:rsid="00880dbe"/>
    </style:style>
    <style:style style:name="T81" style:family="text">
      <style:text-properties officeooo:rsid="007c6d62"/>
    </style:style>
    <style:style style:name="T82" style:family="text">
      <style:text-properties officeooo:rsid="00836784"/>
    </style:style>
    <style:style style:name="T83" style:family="text">
      <style:text-properties officeooo:rsid="01e21ff5"/>
    </style:style>
    <style:style style:name="T84" style:family="text">
      <style:text-properties officeooo:rsid="0233449b"/>
    </style:style>
    <style:style style:name="T85" style:family="text">
      <style:text-properties officeooo:rsid="02317916"/>
    </style:style>
    <style:style style:name="T86" style:family="text">
      <style:text-properties officeooo:rsid="023d18e5"/>
    </style:style>
    <style:style style:name="T87" style:family="text">
      <style:text-properties officeooo:rsid="024f9d17"/>
    </style:style>
    <style:style style:name="T88" style:family="text">
      <style:text-properties officeooo:rsid="02867bcd"/>
    </style:style>
    <style:style style:name="T89" style:family="text">
      <style:text-properties officeooo:rsid="028c3f47"/>
    </style:style>
    <style:style style:name="T90" style:family="text">
      <style:text-properties officeooo:rsid="0063a409"/>
    </style:style>
    <style:style style:name="T91" style:family="text">
      <style:text-properties officeooo:rsid="02a492ce"/>
    </style:style>
    <style:style style:name="T92" style:family="text">
      <style:text-properties officeooo:rsid="02320032"/>
    </style:style>
    <style:style style:name="T93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88">8</text:span></text:p>
      <text:p text:style-name="P20"/>
      <text:p text:style-name="P20"/>
      <text:p text:style-name="P16">© 201<text:span text:style-name="T88">8</text:span> by Wolfgang Skala. This edition is licensed under the Creative Commons Attribution<text:span text:style-name="T80">-NonCommercial-ShareAlike</text:span> 4.0 International License. To view a copy of this license, visit http://creativecommons.org/licenses/by<text:span text:style-name="T81">-nc-sa</text:span>/4.0/. </text:p>
      <text:p text:style-name="P15"/>
      <text:p text:style-name="P17">Music engraving by LilyPond 2.18.0 (http://www.lilypond.org).<text:span text:style-name="T79"><text:line-break/>Front matter</text:span> typeset with EB Garamond (http://www.georgduffner.at/ebgaramond).</text:p>
      <text:p text:style-name="P20"/>
      <text:p text:style-name="P14">First <text:span text:style-name="T83">version</text:span>, <text:span text:style-name="T91">February 2018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7">of the </text:span><text:span text:style-name="T3">Missa in D</text:span><text:span text:style-name="T7"> </text:span>bases upon <text:span text:style-name="T90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8">id426037626</text:span> (siglum Mus.2973-D-<text:span text:style-name="T93">9</text:span>).</text:p>
      <text:p text:style-name="P5"/>
      <text:p text:style-name="P7">In general, this edition closely follows the autograph. Any changes <text:span text:style-name="T78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2">k y r i e</text:p>
      <text:p text:style-name="P8"/>
      <text:p text:style-name="P11"><text:span text:style-name="T1">Bar<text:tab/>Staff<text:tab/>Note</text:span><text:span text:style-name="T2"><text:line-break/></text:span><text:span text:style-name="T16">35</text:span><text:span text:style-name="T26">ff</text:span><text:span text:style-name="T13"><text:tab/></text:span><text:span text:style-name="T26">–</text:span><text:span text:style-name="T10"><text:note text:id="ftn1" text:note-class="footnote"><text:note-citation>1</text:note-citation><text:note-body><text:p text:style-name="P27">Abbreviations: A, alto; B, bass;<text:span text:style-name="T86"> cor, corno; Ms, manuscript; o</text:span>rg, basses and organ; <text:span text:style-name="T86">r, rest;</text:span> S, soprano; T<text:span text:style-name="T82">, </text:span>tenor; <text:span text:style-name="T89">vl</text:span>, violin; <text:span text:style-name="T86">vla</text:span>, viola<text:span text:style-name="T87">; vlne, violone</text:span>.</text:p></text:note-body></text:note></text:span><text:span text:style-name="T13"><text:tab/></text:span><text:span text:style-name="T4">Kyrie</text:span><text:span text:style-name="T16"> is always spelled </text:span><text:span text:style-name="T4">Chirie</text:span><text:span text:style-name="T16">.</text:span><text:span text:style-name="T17"><text:line-break/></text:span><text:span text:style-name="T23">46<text:tab/>S 2<text:tab/>2nd half of bar in Ms: d″4.–cis</text:span><text:span text:style-name="T77">″8</text:span><text:span text:style-name="T23"><text:line-break/></text:span><text:span text:style-name="T24">52<text:tab/>vl 2<text:tab/>5th eighth in Ms: e′8<text:line-break/></text:span><text:span text:style-name="T25">55<text:tab/>vl 1, 2<text:tab/>1st sixteenth in Ms: fis′16<text:line-break/></text:span><text:span text:style-name="T18">59<text:tab/>S 2<text:tab/>2nd eighth in Ms: cis″8<text:line-break/></text:span><text:span text:style-name="T22">60<text:tab/>vl 1<text:tab/>2nd/3rd quarter in Ms: d″4–r8–d″8<text:line-break/></text:span><text:span text:style-name="T17">61<text:tab/>S</text:span><text:span text:style-name="T18"> 1</text:span><text:span text:style-name="T17"><text:tab/>4th eighth in Ms: e″16–e″16</text:span><text:span text:style-name="T21"><text:line-break/></text:span><text:span text:style-name="T28">87<text:tab/>vl 1<text:tab/>6th/7th quarter in Ms: b′16–cis″16–d″8<text:line-break/></text:span><text:span text:style-name="T21">87<text:tab/>T<text:tab/>3rd quarter in Ms: e′4</text:span><text:span text:style-name="T29"><text:line-break/></text:span><text:span text:style-name="T28">8</text:span><text:span text:style-name="T29">8</text:span><text:span text:style-name="T28"><text:tab/>vl 1<text:tab/>6th/7th quarter in Ms: </text:span><text:span text:style-name="T29">d″</text:span><text:span text:style-name="T28">16–</text:span><text:span text:style-name="T29">e</text:span><text:span text:style-name="T28">″16–</text:span><text:span text:style-name="T29">fis</text:span><text:span text:style-name="T28">″8</text:span><text:span text:style-name="T19"><text:line-break/>90f</text:span><text:span text:style-name="T27">f</text:span><text:span text:style-name="T19"><text:tab/>A<text:tab/>2nd half of bar 90 </text:span><text:span text:style-name="T20">to 1st quarter of</text:span><text:span text:style-name="T19"> bar 9</text:span><text:span text:style-name="T20">2</text:span><text:span text:style-name="T19"> in Ms:</text:span><text:span text:style-name="T20"><text:line-break/><text:tab/><text:tab/></text:span><text:span text:style-name="T19">d′4–b′8–b′8–cis″4–cis″4–cis″4.–cis″8</text:span><text:span text:style-name="T20">–a′4</text:span><text:span text:style-name="T25"><text:line-break/>99<text:tab/>vl 1, 2<text:tab/>1st sixteenth in Ms: fis′16</text:span><text:span text:style-name="T30"><text:line-break/><text:line-break/>156<text:tab/>vl 1<text:tab/>1st quarter in Ms: cis″4</text:span><text:span text:style-name="T31"><text:line-break/>177<text:tab/>vla<text:tab/>1st quarter in Ms: fis′4.</text:span><text:span text:style-name="T32"><text:line-break/>190<text:tab/>vla<text:tab/>1st quarter in Ms: cis″4</text:span><text:span text:style-name="T33"><text:line-break/><text:line-break/>201f<text:tab/>org<text:tab/>rhythm adapted to S</text:span><text:span text:style-name="T36"> </text:span><text:span text:style-name="T33">1 </text:span><text:span text:style-name="T35">and</text:span><text:span text:style-name="T33"> A</text:span><text:span text:style-name="T34"> (in Ms: eights)</text:span><text:span text:style-name="T39"><text:line-break/>217ff<text:tab/>org<text:tab/>upper voice missing in Ms</text:span><text:span text:style-name="T37"><text:line-break/>221<text:tab/>org<text:tab/>1st quarter in Ms: e′8</text:span><text:span text:style-name="T38"><text:line-break/>226<text:tab/>S1 <text:tab/>2nd quarter in Ms: cis″4</text:span><text:span text:style-name="T40"><text:line-break/>230<text:tab/>T<text:tab/>1st half of bar in Ms: d′4–e4</text:span><text:span text:style-name="T43"><text:line-break/>236<text:tab/>vla<text:tab/>3rd quarter in Ms: b4</text:span><text:span text:style-name="T41"><text:line-break/>239<text:tab/>B<text:tab/>4th eighth in Ms: g8</text:span><text:span text:style-name="T42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g l o r i a</text:p>
      <text:p text:style-name="P9"/>
      <text:p text:style-name="P28"><text:span text:style-name="T1">Bar<text:tab/>Staff<text:tab/>Note</text:span><text:span text:style-name="T2"><text:line-break/></text:span><text:span text:style-name="T50">10<text:tab/>vla<text:tab/>bar in Ms: fis′4–r8</text:span><text:span text:style-name="T6"><text:line-break/></text:span><text:span text:style-name="T47">11</text:span><text:span text:style-name="T45"><text:tab/>vl 2<text:tab/>2nd eighth in Ms: d″8</text:span><text:span text:style-name="T5"><text:line-break/></text:span><text:span text:style-name="T44">32<text:tab/>org<text:tab/>1st eighth in Ms: g8</text:span><text:span text:style-name="T48"><text:line-break/>37</text:span><text:span text:style-name="T45"><text:tab/>vl </text:span><text:span text:style-name="T48">1</text:span><text:span text:style-name="T45"><text:tab/>2nd eighth in Ms: </text:span><text:span text:style-name="T48">e</text:span><text:span text:style-name="T45">″8</text:span><text:span text:style-name="T49"><text:line-break/>38</text:span><text:span text:style-name="T45"><text:tab/>vl 2<text:tab/>2nd eighth in Ms: </text:span><text:span text:style-name="T49">a′</text:span><text:span text:style-name="T45">8<text:line-break/>72<text:tab/>vl 2<text:tab/>2nd eighth in Ms: d″8</text:span><text:span text:style-name="T46"><text:line-break/>92<text:tab/>vl 1<text:tab/>grace note missing in Ms</text:span><text:span text:style-name="T51"><text:line-break/>92<text:tab/>vla<text:tab/>1st eighth in Ms: b′8</text:span><text:span text:style-name="T52"><text:line-break/><text:line-break/>125<text:tab/>vl 1</text:span><text:span text:style-name="T53">, 2</text:span><text:span text:style-name="T52"><text:tab/>last eighth in Ms: cis‴8</text:span><text:span text:style-name="T55"><text:line-break/>125<text:tab/>vla<text:tab/>2nd eighth in Ms: fis′8</text:span><text:span text:style-name="T56"><text:line-break/>150<text:tab/>vla<text:tab/>1st quarter in Ms: fis′4</text:span><text:span text:style-name="T57"><text:line-break/>155<text:tab/>vla<text:tab/>last quarter in Ms: gis′8</text:span><text:span text:style-name="T59"><text:line-break/>167<text:tab/>vl 2<text:tab/>2nd eighth in Ms: d″8</text:span><text:span text:style-name="T58"><text:line-break/>210<text:tab/>vla<text:tab/>bar in Ms: d′8–d″8–cis″4</text:span><text:span text:style-name="T54"><text:line-break/>221</text:span><text:span text:style-name="T52"><text:tab/>vl 1</text:span><text:span text:style-name="T53">, 2</text:span><text:span text:style-name="T52"><text:tab/>last eighth in Ms: </text:span><text:span text:style-name="T54">a″</text:span><text:span text:style-name="T52">8</text:span><text:span text:style-name="T60"><text:line-break/><text:line-break/></text:span><text:span text:style-name="T63">231<text:tab/>T<text:tab/>3rd half note in Ms: b2<text:line-break/></text:span><text:span text:style-name="T60">233<text:tab/>org<text:tab/>bar in Ms: Fis4–B–r2</text:span><text:span text:style-name="T61"><text:line-break/>248<text:tab/>org<text:tab/>last eighth in Ms: a8</text:span><text:span text:style-name="T62"><text:line-break/>250<text:tab/>S 2<text:tab/>2nd/3rd quarter in Ms: b′4–a′4</text:span><text:span text:style-name="T64"><text:line-break/><text:line-break/></text:span><text:span text:style-name="T66">268<text:tab/>vla<text:tab/>1st eighth in Ms: b′8<text:line-break/></text:span><text:span text:style-name="T64">273<text:tab/>org<text:tab/>3rd eighth in Ms: B8</text:span><text:span text:style-name="T67"><text:line-break/>274<text:tab/>vla<text:tab/>1st quarter in Ms: d′4</text:span><text:span text:style-name="T65"><text:line-break/>332<text:tab/>org<text:tab/>3rd eighth in Ms: fis8</text:span><text:span text:style-name="T68"><text:line-break/>343<text:tab/>vla<text:tab/>1st eighth in Ms: his8</text:span><text:span text:style-name="T69"><text:line-break/><text:line-break/>465<text:tab/>A<text:tab/>2nd sixteenth in Ms: gis′16</text:span><text:span text:style-name="T70"><text:line-break/>467<text:tab/>A<text:tab/>bar in Ms: a′18–fis′8–d′4</text:span><text:span text:style-name="T71"><text:line-break/>476<text:tab/>A<text:tab/>1st quarter in Ms: d</text:span><text:span text:style-name="T70">′</text:span><text:span text:style-name="T71">8–cis</text:span><text:span text:style-name="T70">′</text:span><text:span text:style-name="T71">16–b16</text:span><text:span text:style-name="T72"><text:line-break/>477<text:tab/>org<text:tab/>1st quarter in Ms: gis4</text:span><text:span text:style-name="T73"><text:line-break/>490<text:tab/>org<text:tab/>3rd sixteenth in Ms: cis′16</text:span><text:span text:style-name="T74"><text:line-break/><text:line-break/>506<text:tab/>org<text:tab/>2nd half of bar 506 and bar 507: upper voice missing in Ms;<text:line-break/><text:tab/><text:tab/>4th quarter (lower voice) in Ms: fis′4</text:span><text:span text:style-name="T75"><text:line-break/></text:span><text:span text:style-name="T76">525<text:tab/>A<text:tab/>3rd quarter in Ms: a′8–a′8<text:line-break/></text:span><text:span text:style-name="T75">528<text:tab/>org<text:tab/>2nd haf of bar in Ms: A2</text:span><text:span text:style-name="T13"><text:line-break/></text:span><text:span text:style-name="T11"><text:line-break/></text:span><text:span text:style-name="T15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85">wolfgang</text:span> (at) <text:span text:style-name="T84">esser-skala</text:span>.at<text:span text:style-name="T85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9">Salzburg, </text:span><text:span text:style-name="T14">February</text:span><text:span text:style-name="T9"> 201</text:span><text:span text:style-name="T12">8</text:span><text:line-break/>Wolfgang Skala</text:p>
      <text:p text:style-name="P25"><text:line-break/>C O N T E N T S</text:p>
      <text:p text:style-name="P19"/>
      <text:p text:style-name="P18"/>
      <text:p text:style-name="P18"/>
      <text:p text:style-name="P13"><text:span text:style-name="T92">1<text:tab/>Magnificat<text:tab/>1</text:span><text:line-break/><text:span text:style-name="T92">2<text:tab/>Esurientes<text:tab/>16</text:span><text:span text:style-name="T9"><text:line-break/></text:span><text:span text:style-name="T92">3<text:tab/>Suscepit Israel<text:tab/>22<text:line-break/>4<text:tab/>Sicut locutus<text:tab/>28<text:line-break/>5<text:tab/>Gloria Patri<text:tab/>36</text:span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7T21:03:32.584023039</dc:date>
    <dc:creator>Wolfgang Skala</dc:creator>
    <meta:editing-duration>P8DT18H51M9S</meta:editing-duration>
    <meta:editing-cycles>712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745" meta:character-count="3847" meta:non-whitespace-character-count="3115"/>
  </office:meta>
</office:document-meta>
</file>